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Helvetica Neue&quot;" svg:font-family="'&quot;Helvetica Neue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1.09pt"/>
    </style:style>
    <style:style style:name="co2" style:family="table-column">
      <style:table-column-properties fo:break-before="auto" style:column-width="111.86pt"/>
    </style:style>
    <style:style style:name="co3" style:family="table-column">
      <style:table-column-properties fo:break-before="auto" style:column-width="358.36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dddddd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&quot;Helvetica Neue&quot;" fo:font-size="11pt" fo:font-style="normal" fo:text-shadow="none" style:text-underline-style="none" fo:font-weight="normal" style:font-size-asian="11pt" style:font-style-asian="normal" style:font-weight-asian="normal" style:font-name-complex="&quot;Helvetica Neue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cantidad g o ml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>
            <text:p>Pan Francés</text:p>
          </table:table-cell>
          <table:table-cell table:style-name="ce1" office:value-type="float" office:value="6.75" calcext:value-type="float">
            <text:p>6.75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Galletitas dulces</text:p>
          </table:table-cell>
          <table:table-cell table:style-name="ce1" office:value-type="float" office:value="210" calcext:value-type="float">
            <text:p>21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Galletitas de agua</text:p>
          </table:table-cell>
          <table:table-cell table:style-name="ce1" office:value-type="float" office:value="420" calcext:value-type="float">
            <text:p>42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Harina de trigo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Harina de maíz</text:p>
          </table:table-cell>
          <table:table-cell table:style-name="ce1" office:value-type="float" office:value="210" calcext:value-type="float">
            <text:p>21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rroz</text:p>
          </table:table-cell>
          <table:table-cell table:style-name="ce1" office:value-type="float" office:value="1.2" calcext:value-type="float">
            <text:p>1.2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Fideos secos</text:p>
          </table:table-cell>
          <table:table-cell table:style-name="ce1" office:value-type="float" office:value="1.74" calcext:value-type="float">
            <text:p>1.74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sado</text:p>
          </table:table-cell>
          <table:table-cell table:style-name="ce1" office:value-type="float" office:value="1.23" calcext:value-type="float">
            <text:p>1.23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arnaza común</text:p>
          </table:table-cell>
          <table:table-cell table:style-name="ce1" office:value-type="float" office:value="510" calcext:value-type="float">
            <text:p>51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Hueso con carne</text:p>
          </table:table-cell>
          <table:table-cell table:style-name="ce1" office:value-type="float" office:value="390" calcext:value-type="float">
            <text:p>39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Paleta</text:p>
          </table:table-cell>
          <table:table-cell table:style-name="ce1" office:value-type="float" office:value="780" calcext:value-type="float">
            <text:p>78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arne picada</text:p>
          </table:table-cell>
          <table:table-cell table:style-name="ce1" office:value-type="float" office:value="900" calcext:value-type="float">
            <text:p>90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Nalga</text:p>
          </table:table-cell>
          <table:table-cell table:style-name="ce1" office:value-type="float" office:value="630" calcext:value-type="float">
            <text:p>63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Hígado</text:p>
          </table:table-cell>
          <table:table-cell table:style-name="ce1" office:value-type="float" office:value="270" calcext:value-type="float">
            <text:p>27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Pechito de cerdo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Pollo</text:p>
          </table:table-cell>
          <table:table-cell table:style-name="ce1" office:value-type="float" office:value="1.65" calcext:value-type="float">
            <text:p>1.65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arne de pescado</text:p>
          </table:table-cell>
          <table:table-cell table:style-name="ce1" office:value-type="float" office:value="180" calcext:value-type="float">
            <text:p>18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Mortadela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Paleta cocida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Salchichón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Salame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ceite de girasol</text:p>
          </table:table-cell>
          <table:table-cell table:style-name="ce1" office:value-type="float" office:value="1.2" calcext:value-type="float">
            <text:p>1.2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Margarina para cocinar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Leche fluida</text:p>
          </table:table-cell>
          <table:table-cell table:style-name="ce1" office:value-type="float" office:value="9.27" calcext:value-type="float">
            <text:p>9.27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Leche en polvo entera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Queso crema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Queso cuartirolo</text:p>
          </table:table-cell>
          <table:table-cell table:style-name="ce1" office:value-type="float" office:value="170" calcext:value-type="float">
            <text:p>17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Queso de rallar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Manteca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Yogur</text:p>
          </table:table-cell>
          <table:table-cell table:style-name="ce1" office:value-type="float" office:value="570" calcext:value-type="float">
            <text:p>57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ulce de leche</text:p>
          </table:table-cell>
          <table:table-cell table:style-name="ce1" office:value-type="float" office:value="110" calcext:value-type="float">
            <text:p>11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Huevo</text:p>
          </table:table-cell>
          <table:table-cell table:style-name="ce1" office:value-type="float" office:value="600" calcext:value-type="float">
            <text:p>60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Manzana</text:p>
          </table:table-cell>
          <table:table-cell table:style-name="ce1" office:value-type="float" office:value="1.38" calcext:value-type="float">
            <text:p>1.38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Mandarina</text:p>
          </table:table-cell>
          <table:table-cell table:style-name="ce1" office:value-type="float" office:value="1.14" calcext:value-type="float">
            <text:p>1.14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Naranja</text:p>
          </table:table-cell>
          <table:table-cell table:style-name="ce1" office:value-type="float" office:value="1.35" calcext:value-type="float">
            <text:p>1.35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Banana</text:p>
          </table:table-cell>
          <table:table-cell table:style-name="ce1" office:value-type="float" office:value="810" calcext:value-type="float">
            <text:p>81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Pera</text:p>
          </table:table-cell>
          <table:table-cell table:style-name="ce1" office:value-type="float" office:value="270" calcext:value-type="float">
            <text:p>27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Batata</text:p>
          </table:table-cell>
          <table:table-cell table:style-name="ce1" office:value-type="float" office:value="510" calcext:value-type="float">
            <text:p>51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Papa</text:p>
          </table:table-cell>
          <table:table-cell table:style-name="ce1" office:value-type="float" office:value="6.51" calcext:value-type="float">
            <text:p>6.51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celga</text:p>
          </table:table-cell>
          <table:table-cell table:style-name="ce1" office:value-type="float" office:value="750" calcext:value-type="float">
            <text:p>75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ebolla</text:p>
          </table:table-cell>
          <table:table-cell table:style-name="ce1" office:value-type="float" office:value="1.38" calcext:value-type="float">
            <text:p>1.38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hoclo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Lechuga</text:p>
          </table:table-cell>
          <table:table-cell table:style-name="ce1" office:value-type="float" office:value="660" calcext:value-type="float">
            <text:p>66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Tomate perita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Zanahoria</text:p>
          </table:table-cell>
          <table:table-cell table:style-name="ce1" office:value-type="float" office:value="540" calcext:value-type="float">
            <text:p>54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Zapallo</text:p>
          </table:table-cell>
          <table:table-cell table:style-name="ce1" office:value-type="float" office:value="720" calcext:value-type="float">
            <text:p>72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Tomate envasado</text:p>
          </table:table-cell>
          <table:table-cell table:style-name="ce1" office:value-type="float" office:value="240" calcext:value-type="float">
            <text:p>24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rvejas en lata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Lentejas secas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zúcar</text:p>
          </table:table-cell>
          <table:table-cell table:style-name="ce1" office:value-type="float" office:value="1.23" calcext:value-type="float">
            <text:p>1.23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ulce de batata</text:p>
          </table:table-cell>
          <table:table-cell table:style-name="ce1" office:value-type="float" office:value="110" calcext:value-type="float">
            <text:p>11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Mermelada</text:p>
          </table:table-cell>
          <table:table-cell table:style-name="ce1" office:value-type="float" office:value="110" calcext:value-type="float">
            <text:p>11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Sal fina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Mayonesa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Vinagre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aldo concentrado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Gaseosas</text:p>
          </table:table-cell>
          <table:table-cell table:style-name="ce1" office:value-type="float" office:value="750" calcext:value-type="float">
            <text:p>75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Jugos Concentrados</text:p>
          </table:table-cell>
          <table:table-cell table:style-name="ce1" office:value-type="float" office:value="1.5" calcext:value-type="float">
            <text:p>1.5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Soda</text:p>
          </table:table-cell>
          <table:table-cell table:style-name="ce1" office:value-type="float" office:value="1.2" calcext:value-type="float">
            <text:p>1.2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erveza</text:p>
          </table:table-cell>
          <table:table-cell table:style-name="ce1" office:value-type="float" office:value="510" calcext:value-type="float">
            <text:p>51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Vino</text:p>
          </table:table-cell>
          <table:table-cell table:style-name="ce1" office:value-type="float" office:value="570" calcext:value-type="float">
            <text:p>57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afé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Yerba</text:p>
          </table:table-cell>
          <table:table-cell table:style-name="ce1" office:value-type="float" office:value="510" calcext:value-type="float">
            <text:p>510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Té en saquitos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Helvetica Neue&quot;" svg:font-family="'&quot;Helvetica Neue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0" meta:object-count="0"/>
    <meta:generator>LibreOfficeDev/6.0.5.2$Linux_X86_64 LibreOffice_project/</meta:generator>
  </office:meta>
</office:document-meta>
</file>